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.44pt"/>
    </style:style>
    <style:style style:name="co2" style:family="table-column">
      <style:table-column-properties fo:break-before="auto" style:column-width="62.76pt"/>
    </style:style>
    <style:style style:name="co3" style:family="table-column">
      <style:table-column-properties fo:break-before="auto" style:column-width="77.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4.89pt"/>
    </style:style>
    <style:style style:name="co6" style:family="table-column">
      <style:table-column-properties fo:break-before="auto" style:column-width="128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nsensusTime1-" table:style-name="ta1">
        <table:shapes>
          <draw:frame draw:z-index="0" draw:style-name="gr1" draw:text-style-name="P1" svg:width="453.51pt" svg:height="255.09pt" svg:x="34.7pt" svg:y="860.94pt">
            <loext:p draw:notify-on-update-of-ranges="'ConsensusTime1-'.C1:'ConsensusTime1-'.C1 'ConsensusTime1-'.C2:'ConsensusTime1-'.C49 'ConsensusTime1-'.D1:'ConsensusTime1-'.D1 'ConsensusTime1-'.D2:'ConsensusTime1-'.D49 'ConsensusTime1-'.E1:'ConsensusTime1-'.E1 'ConsensusTime1-'.E2:'ConsensusTime1-'.E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ConTime</text:p>
          </table:table-cell>
          <table:table-cell office:value-type="string" calcext:value-type="string">
            <text:p>PreTime</text:p>
          </table:table-cell>
          <table:table-cell office:value-type="string" calcext:value-type="string">
            <text:p>ConTimeInSec</text:p>
          </table:table-cell>
          <table:table-cell office:value-type="string" calcext:value-type="string">
            <text:p>PostTime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txs</text:p>
          </table:table-cell>
          <table:table-cell office:value-type="string" calcext:value-type="string">
            <text:p>EndC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7775664" calcext:value-type="float">
            <text:p>607775664</text:p>
          </table:table-cell>
          <table:table-cell office:value-type="float" office:value="0" calcext:value-type="float">
            <text:p>0</text:p>
          </table:table-cell>
          <table:table-cell table:formula="of:=[.B2]/1000000000" office:value-type="float" office:value="0.607775664" calcext:value-type="float">
            <text:p>0.607775664</text:p>
          </table:table-cell>
          <table:table-cell office:value-type="float" office:value="0.556275264" calcext:value-type="float">
            <text:p>0.556275264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1.53066251329699E+018" calcext:value-type="float">
            <text:p>1.53066251329699E+018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0557740" calcext:value-type="float">
            <text:p>440557740</text:p>
          </table:table-cell>
          <table:table-cell table:formula="of:=[.F3]-[.E3]-[.D3]" office:value-type="float" office:value="0.763913608" calcext:value-type="float">
            <text:p>0.763913608</text:p>
          </table:table-cell>
          <table:table-cell table:formula="of:=[.B3]/1000000000" office:value-type="float" office:value="0.44055774" calcext:value-type="float">
            <text:p>0.44055774</text:p>
          </table:table-cell>
          <table:table-cell office:value-type="float" office:value="0.590528972" calcext:value-type="float">
            <text:p>0.590528972</text:p>
          </table:table-cell>
          <table:table-cell table:formula="of:=([.H3]-[.H2])/1000000000" office:value-type="float" office:value="1.79500032" calcext:value-type="float">
            <text:p>1.79500032</text:p>
          </table:table-cell>
          <table:table-cell office:value-type="float" office:value="472" calcext:value-type="float">
            <text:p>472</text:p>
          </table:table-cell>
          <table:table-cell office:value-type="float" office:value="1.53066251509199E+018" calcext:value-type="float">
            <text:p>1.53066251509199E+0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46939" calcext:value-type="float">
            <text:p>4846939</text:p>
          </table:table-cell>
          <table:table-cell table:formula="of:=[.F4]-[.E4]-[.D4]" office:value-type="float" office:value="3.087692658" calcext:value-type="float">
            <text:p>3.087692658</text:p>
          </table:table-cell>
          <table:table-cell table:formula="of:=[.B4]/1000000000" office:value-type="float" office:value="0.004846939" calcext:value-type="float">
            <text:p>0.004846939</text:p>
          </table:table-cell>
          <table:table-cell office:value-type="float" office:value="0.776327219" calcext:value-type="float">
            <text:p>0.776327219</text:p>
          </table:table-cell>
          <table:table-cell table:formula="of:=([.H4]-[.H3])/1000000000" office:value-type="float" office:value="3.868866816" calcext:value-type="float">
            <text:p>3.868866816</text:p>
          </table:table-cell>
          <table:table-cell office:value-type="float" office:value="472" calcext:value-type="float">
            <text:p>472</text:p>
          </table:table-cell>
          <table:table-cell office:value-type="float" office:value="1.53066251896086E+018" calcext:value-type="float">
            <text:p>1.53066251896086E+0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40302504" calcext:value-type="float">
            <text:p>2840302504</text:p>
          </table:table-cell>
          <table:table-cell table:formula="of:=[.F5]-[.E5]-[.D5]" office:value-type="float" office:value="0.430880845" calcext:value-type="float">
            <text:p>0.430880845</text:p>
          </table:table-cell>
          <table:table-cell table:formula="of:=[.B5]/1000000000" office:value-type="float" office:value="2.840302504" calcext:value-type="float">
            <text:p>2.840302504</text:p>
          </table:table-cell>
          <table:table-cell office:value-type="float" office:value="0.795792907" calcext:value-type="float">
            <text:p>0.795792907</text:p>
          </table:table-cell>
          <table:table-cell table:formula="of:=([.H5]-[.H4])/1000000000" office:value-type="float" office:value="4.066976256" calcext:value-type="float">
            <text:p>4.066976256</text:p>
          </table:table-cell>
          <table:table-cell office:value-type="float" office:value="473" calcext:value-type="float">
            <text:p>473</text:p>
          </table:table-cell>
          <table:table-cell office:value-type="float" office:value="1.53066252302784E+018" calcext:value-type="float">
            <text:p>1.53066252302784E+01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08768853" calcext:value-type="float">
            <text:p>2308768853</text:p>
          </table:table-cell>
          <table:table-cell table:formula="of:=[.F6]-[.E6]-[.D6]" office:value-type="float" office:value="0.926375563" calcext:value-type="float">
            <text:p>0.926375563</text:p>
          </table:table-cell>
          <table:table-cell table:formula="of:=[.B6]/1000000000" office:value-type="float" office:value="2.308768853" calcext:value-type="float">
            <text:p>2.308768853</text:p>
          </table:table-cell>
          <table:table-cell office:value-type="float" office:value="0.933868576" calcext:value-type="float">
            <text:p>0.933868576</text:p>
          </table:table-cell>
          <table:table-cell table:formula="of:=([.H6]-[.H5])/1000000000" office:value-type="float" office:value="4.169012992" calcext:value-type="float">
            <text:p>4.169012992</text:p>
          </table:table-cell>
          <table:table-cell office:value-type="float" office:value="473" calcext:value-type="float">
            <text:p>473</text:p>
          </table:table-cell>
          <table:table-cell office:value-type="float" office:value="1.53066252719685E+018" calcext:value-type="float">
            <text:p>1.53066252719685E+01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39613840" calcext:value-type="float">
            <text:p>2339613840</text:p>
          </table:table-cell>
          <table:table-cell table:formula="of:=[.F7]-[.E7]-[.D7]" office:value-type="float" office:value="0.829825021" calcext:value-type="float">
            <text:p>0.829825021</text:p>
          </table:table-cell>
          <table:table-cell table:formula="of:=[.B7]/1000000000" office:value-type="float" office:value="2.33961384" calcext:value-type="float">
            <text:p>2.33961384</text:p>
          </table:table-cell>
          <table:table-cell office:value-type="float" office:value="1.139318131" calcext:value-type="float">
            <text:p>1.139318131</text:p>
          </table:table-cell>
          <table:table-cell table:formula="of:=([.H7]-[.H6])/1000000000" office:value-type="float" office:value="4.308756992" calcext:value-type="float">
            <text:p>4.308756992</text:p>
          </table:table-cell>
          <table:table-cell office:value-type="float" office:value="473" calcext:value-type="float">
            <text:p>473</text:p>
          </table:table-cell>
          <table:table-cell office:value-type="float" office:value="1.53066253150561E+018" calcext:value-type="float">
            <text:p>1.53066253150561E+01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87638" calcext:value-type="float">
            <text:p>3987638</text:p>
          </table:table-cell>
          <table:table-cell table:formula="of:=[.F8]-[.E8]-[.D8]" office:value-type="float" office:value="3.679621901" calcext:value-type="float">
            <text:p>3.679621901</text:p>
          </table:table-cell>
          <table:table-cell table:formula="of:=[.B8]/1000000000" office:value-type="float" office:value="0.003987638" calcext:value-type="float">
            <text:p>0.003987638</text:p>
          </table:table-cell>
          <table:table-cell office:value-type="float" office:value="1.151685693" calcext:value-type="float">
            <text:p>1.151685693</text:p>
          </table:table-cell>
          <table:table-cell table:formula="of:=([.H8]-[.H7])/1000000000" office:value-type="float" office:value="4.835295232" calcext:value-type="float">
            <text:p>4.835295232</text:p>
          </table:table-cell>
          <table:table-cell office:value-type="float" office:value="473" calcext:value-type="float">
            <text:p>473</text:p>
          </table:table-cell>
          <table:table-cell office:value-type="float" office:value="1.5306625363409E+018" calcext:value-type="float">
            <text:p>1.5306625363409E+01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3617824" calcext:value-type="float">
            <text:p>1003617824</text:p>
          </table:table-cell>
          <table:table-cell table:formula="of:=[.F9]-[.E9]-[.D9]" office:value-type="float" office:value="1.051110161" calcext:value-type="float">
            <text:p>1.051110161</text:p>
          </table:table-cell>
          <table:table-cell table:formula="of:=[.B9]/1000000000" office:value-type="float" office:value="1.003617824" calcext:value-type="float">
            <text:p>1.003617824</text:p>
          </table:table-cell>
          <table:table-cell office:value-type="float" office:value="1.657522895" calcext:value-type="float">
            <text:p>1.657522895</text:p>
          </table:table-cell>
          <table:table-cell table:formula="of:=([.H9]-[.H8])/1000000000" office:value-type="float" office:value="3.71225088" calcext:value-type="float">
            <text:p>3.71225088</text:p>
          </table:table-cell>
          <table:table-cell office:value-type="float" office:value="474" calcext:value-type="float">
            <text:p>474</text:p>
          </table:table-cell>
          <table:table-cell office:value-type="float" office:value="1.53066254005315E+018" calcext:value-type="float">
            <text:p>1.53066254005315E+01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842324" calcext:value-type="float">
            <text:p>102842324</text:p>
          </table:table-cell>
          <table:table-cell table:formula="of:=[.F10]-[.E10]-[.D10]" office:value-type="float" office:value="1.130103116" calcext:value-type="float">
            <text:p>1.130103116</text:p>
          </table:table-cell>
          <table:table-cell table:formula="of:=[.B10]/1000000000" office:value-type="float" office:value="0.102842324" calcext:value-type="float">
            <text:p>0.102842324</text:p>
          </table:table-cell>
          <table:table-cell office:value-type="float" office:value="1.735176416" calcext:value-type="float">
            <text:p>1.735176416</text:p>
          </table:table-cell>
          <table:table-cell table:formula="of:=([.H10]-[.H9])/1000000000" office:value-type="float" office:value="2.968121856" calcext:value-type="float">
            <text:p>2.968121856</text:p>
          </table:table-cell>
          <table:table-cell office:value-type="float" office:value="474" calcext:value-type="float">
            <text:p>474</text:p>
          </table:table-cell>
          <table:table-cell office:value-type="float" office:value="1.53066254302127E+018" calcext:value-type="float">
            <text:p>1.53066254302127E+01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63859118" calcext:value-type="float">
            <text:p>2263859118</text:p>
          </table:table-cell>
          <table:table-cell table:formula="of:=[.F11]-[.E11]-[.D11]" office:value-type="float" office:value="0.699879279" calcext:value-type="float">
            <text:p>0.699879279</text:p>
          </table:table-cell>
          <table:table-cell table:formula="of:=[.B11]/1000000000" office:value-type="float" office:value="2.263859118" calcext:value-type="float">
            <text:p>2.263859118</text:p>
          </table:table-cell>
          <table:table-cell office:value-type="float" office:value="2.682183651" calcext:value-type="float">
            <text:p>2.682183651</text:p>
          </table:table-cell>
          <table:table-cell table:formula="of:=([.H11]-[.H10])/1000000000" office:value-type="float" office:value="5.645922048" calcext:value-type="float">
            <text:p>5.645922048</text:p>
          </table:table-cell>
          <table:table-cell office:value-type="float" office:value="474" calcext:value-type="float">
            <text:p>474</text:p>
          </table:table-cell>
          <table:table-cell office:value-type="float" office:value="1.5306625486672E+018" calcext:value-type="float">
            <text:p>1.5306625486672E+01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14547122" calcext:value-type="float">
            <text:p>2114547122</text:p>
          </table:table-cell>
          <table:table-cell table:formula="of:=[.F12]-[.E12]-[.D12]" office:value-type="float" office:value="0.166446397000001" calcext:value-type="float">
            <text:p>0.166446397000001</text:p>
          </table:table-cell>
          <table:table-cell table:formula="of:=[.B12]/1000000000" office:value-type="float" office:value="2.114547122" calcext:value-type="float">
            <text:p>2.114547122</text:p>
          </table:table-cell>
          <table:table-cell office:value-type="float" office:value="2.284647953" calcext:value-type="float">
            <text:p>2.284647953</text:p>
          </table:table-cell>
          <table:table-cell table:formula="of:=([.H12]-[.H11])/1000000000" office:value-type="float" office:value="4.565641472" calcext:value-type="float">
            <text:p>4.565641472</text:p>
          </table:table-cell>
          <table:table-cell office:value-type="float" office:value="474" calcext:value-type="float">
            <text:p>474</text:p>
          </table:table-cell>
          <table:table-cell office:value-type="float" office:value="1.53066255323284E+018" calcext:value-type="float">
            <text:p>1.53066255323284E+01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7201377" calcext:value-type="float">
            <text:p>307201377</text:p>
          </table:table-cell>
          <table:table-cell table:formula="of:=[.F13]-[.E13]-[.D13]" office:value-type="float" office:value="0.806581633000001" calcext:value-type="float">
            <text:p>0.806581633000001</text:p>
          </table:table-cell>
          <table:table-cell table:formula="of:=[.B13]/1000000000" office:value-type="float" office:value="0.307201377" calcext:value-type="float">
            <text:p>0.307201377</text:p>
          </table:table-cell>
          <table:table-cell office:value-type="float" office:value="3.094267166" calcext:value-type="float">
            <text:p>3.094267166</text:p>
          </table:table-cell>
          <table:table-cell table:formula="of:=([.H13]-[.H12])/1000000000" office:value-type="float" office:value="4.208050176" calcext:value-type="float">
            <text:p>4.208050176</text:p>
          </table:table-cell>
          <table:table-cell office:value-type="float" office:value="474" calcext:value-type="float">
            <text:p>474</text:p>
          </table:table-cell>
          <table:table-cell office:value-type="float" office:value="1.53066255744089E+018" calcext:value-type="float">
            <text:p>1.53066255744089E+01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6957928" calcext:value-type="float">
            <text:p>406957928</text:p>
          </table:table-cell>
          <table:table-cell table:formula="of:=[.F14]-[.E14]-[.D14]" office:value-type="float" office:value="1.883822003" calcext:value-type="float">
            <text:p>1.883822003</text:p>
          </table:table-cell>
          <table:table-cell table:formula="of:=[.B14]/1000000000" office:value-type="float" office:value="0.406957928" calcext:value-type="float">
            <text:p>0.406957928</text:p>
          </table:table-cell>
          <table:table-cell office:value-type="float" office:value="2.793001445" calcext:value-type="float">
            <text:p>2.793001445</text:p>
          </table:table-cell>
          <table:table-cell table:formula="of:=([.H14]-[.H13])/1000000000" office:value-type="float" office:value="5.083781376" calcext:value-type="float">
            <text:p>5.083781376</text:p>
          </table:table-cell>
          <table:table-cell office:value-type="float" office:value="475" calcext:value-type="float">
            <text:p>475</text:p>
          </table:table-cell>
          <table:table-cell office:value-type="float" office:value="1.53066256252467E+018" calcext:value-type="float">
            <text:p>1.53066256252467E+01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35604602" calcext:value-type="float">
            <text:p>3435604602</text:p>
          </table:table-cell>
          <table:table-cell table:formula="of:=[.F15]-[.E15]-[.D15]" office:value-type="float" office:value="5.602725506" calcext:value-type="float">
            <text:p>5.602725506</text:p>
          </table:table-cell>
          <table:table-cell table:formula="of:=[.B15]/1000000000" office:value-type="float" office:value="3.435604602" calcext:value-type="float">
            <text:p>3.435604602</text:p>
          </table:table-cell>
          <table:table-cell office:value-type="float" office:value="2.513389828" calcext:value-type="float">
            <text:p>2.513389828</text:p>
          </table:table-cell>
          <table:table-cell table:formula="of:=([.H15]-[.H14])/1000000000" office:value-type="float" office:value="11.551719936" calcext:value-type="float">
            <text:p>11.551719936</text:p>
          </table:table-cell>
          <table:table-cell office:value-type="float" office:value="475" calcext:value-type="float">
            <text:p>475</text:p>
          </table:table-cell>
          <table:table-cell office:value-type="float" office:value="1.53066257407639E+018" calcext:value-type="float">
            <text:p>1.53066257407639E+01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11390308" calcext:value-type="float">
            <text:p>711390308</text:p>
          </table:table-cell>
          <table:table-cell table:formula="of:=[.F16]-[.E16]-[.D16]" office:value-type="float" office:value="4.370461319" calcext:value-type="float">
            <text:p>4.370461319</text:p>
          </table:table-cell>
          <table:table-cell table:formula="of:=[.B16]/1000000000" office:value-type="float" office:value="0.711390308" calcext:value-type="float">
            <text:p>0.711390308</text:p>
          </table:table-cell>
          <table:table-cell office:value-type="float" office:value="2.370078997" calcext:value-type="float">
            <text:p>2.370078997</text:p>
          </table:table-cell>
          <table:table-cell table:formula="of:=([.H16]-[.H15])/1000000000" office:value-type="float" office:value="7.451930624" calcext:value-type="float">
            <text:p>7.451930624</text:p>
          </table:table-cell>
          <table:table-cell office:value-type="float" office:value="475" calcext:value-type="float">
            <text:p>475</text:p>
          </table:table-cell>
          <table:table-cell office:value-type="float" office:value="1.53066258152832E+018" calcext:value-type="float">
            <text:p>1.53066258152832E+01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9083736" calcext:value-type="float">
            <text:p>909083736</text:p>
          </table:table-cell>
          <table:table-cell table:formula="of:=[.F17]-[.E17]-[.D17]" office:value-type="float" office:value="3.85452011" calcext:value-type="float">
            <text:p>3.85452011</text:p>
          </table:table-cell>
          <table:table-cell table:formula="of:=[.B17]/1000000000" office:value-type="float" office:value="0.909083736" calcext:value-type="float">
            <text:p>0.909083736</text:p>
          </table:table-cell>
          <table:table-cell office:value-type="float" office:value="2.27295065" calcext:value-type="float">
            <text:p>2.27295065</text:p>
          </table:table-cell>
          <table:table-cell table:formula="of:=([.H17]-[.H16])/1000000000" office:value-type="float" office:value="7.036554496" calcext:value-type="float">
            <text:p>7.036554496</text:p>
          </table:table-cell>
          <table:table-cell office:value-type="float" office:value="475" calcext:value-type="float">
            <text:p>475</text:p>
          </table:table-cell>
          <table:table-cell office:value-type="float" office:value="1.53066258856487E+018" calcext:value-type="float">
            <text:p>1.53066258856487E+01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152195" calcext:value-type="float">
            <text:p>50152195</text:p>
          </table:table-cell>
          <table:table-cell table:formula="of:=[.F18]-[.E18]-[.D18]" office:value-type="float" office:value="5.891062454" calcext:value-type="float">
            <text:p>5.891062454</text:p>
          </table:table-cell>
          <table:table-cell table:formula="of:=[.B18]/1000000000" office:value-type="float" office:value="0.050152195" calcext:value-type="float">
            <text:p>0.050152195</text:p>
          </table:table-cell>
          <table:table-cell office:value-type="float" office:value="2.190180167" calcext:value-type="float">
            <text:p>2.190180167</text:p>
          </table:table-cell>
          <table:table-cell table:formula="of:=([.H18]-[.H17])/1000000000" office:value-type="float" office:value="8.131394816" calcext:value-type="float">
            <text:p>8.131394816</text:p>
          </table:table-cell>
          <table:table-cell office:value-type="float" office:value="476" calcext:value-type="float">
            <text:p>476</text:p>
          </table:table-cell>
          <table:table-cell office:value-type="float" office:value="1.53066259669627E+018" calcext:value-type="float">
            <text:p>1.53066259669627E+01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3906062" calcext:value-type="float">
            <text:p>363906062</text:p>
          </table:table-cell>
          <table:table-cell table:formula="of:=[.F19]-[.E19]-[.D19]" office:value-type="float" office:value="4.226501828" calcext:value-type="float">
            <text:p>4.226501828</text:p>
          </table:table-cell>
          <table:table-cell table:formula="of:=[.B19]/1000000000" office:value-type="float" office:value="0.363906062" calcext:value-type="float">
            <text:p>0.363906062</text:p>
          </table:table-cell>
          <table:table-cell office:value-type="float" office:value="2.433565742" calcext:value-type="float">
            <text:p>2.433565742</text:p>
          </table:table-cell>
          <table:table-cell table:formula="of:=([.H19]-[.H18])/1000000000" office:value-type="float" office:value="7.023973632" calcext:value-type="float">
            <text:p>7.023973632</text:p>
          </table:table-cell>
          <table:table-cell office:value-type="float" office:value="476" calcext:value-type="float">
            <text:p>476</text:p>
          </table:table-cell>
          <table:table-cell office:value-type="float" office:value="1.53066260372024E+018" calcext:value-type="float">
            <text:p>1.53066260372024E+0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37252812" calcext:value-type="float">
            <text:p>5037252812</text:p>
          </table:table-cell>
          <table:table-cell table:formula="of:=[.F20]-[.E20]-[.D20]" office:value-type="float" office:value="-0.62603449" calcext:value-type="float">
            <text:p>-0.62603449</text:p>
          </table:table-cell>
          <table:table-cell table:formula="of:=[.B20]/1000000000" office:value-type="float" office:value="5.037252812" calcext:value-type="float">
            <text:p>5.037252812</text:p>
          </table:table-cell>
          <table:table-cell office:value-type="float" office:value="2.26412427" calcext:value-type="float">
            <text:p>2.26412427</text:p>
          </table:table-cell>
          <table:table-cell table:formula="of:=([.H20]-[.H19])/1000000000" office:value-type="float" office:value="6.675342592" calcext:value-type="float">
            <text:p>6.675342592</text:p>
          </table:table-cell>
          <table:table-cell office:value-type="float" office:value="476" calcext:value-type="float">
            <text:p>476</text:p>
          </table:table-cell>
          <table:table-cell office:value-type="float" office:value="1.53066261039559E+018" calcext:value-type="float">
            <text:p>1.53066261039559E+01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16010854" calcext:value-type="float">
            <text:p>2516010854</text:p>
          </table:table-cell>
          <table:table-cell table:formula="of:=[.F21]-[.E21]-[.D21]" office:value-type="float" office:value="1.919249818" calcext:value-type="float">
            <text:p>1.919249818</text:p>
          </table:table-cell>
          <table:table-cell table:formula="of:=[.B21]/1000000000" office:value-type="float" office:value="2.516010854" calcext:value-type="float">
            <text:p>2.516010854</text:p>
          </table:table-cell>
          <table:table-cell office:value-type="float" office:value="2.02200064" calcext:value-type="float">
            <text:p>2.02200064</text:p>
          </table:table-cell>
          <table:table-cell table:formula="of:=([.H21]-[.H20])/1000000000" office:value-type="float" office:value="6.457261312" calcext:value-type="float">
            <text:p>6.457261312</text:p>
          </table:table-cell>
          <table:table-cell office:value-type="float" office:value="476" calcext:value-type="float">
            <text:p>476</text:p>
          </table:table-cell>
          <table:table-cell office:value-type="float" office:value="1.53066261685285E+018" calcext:value-type="float">
            <text:p>1.53066261685285E+01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6861016" calcext:value-type="float">
            <text:p>606861016</text:p>
          </table:table-cell>
          <table:table-cell table:formula="of:=[.F22]-[.E22]-[.D22]" office:value-type="float" office:value="2.142894385" calcext:value-type="float">
            <text:p>2.142894385</text:p>
          </table:table-cell>
          <table:table-cell table:formula="of:=[.B22]/1000000000" office:value-type="float" office:value="0.606861016" calcext:value-type="float">
            <text:p>0.606861016</text:p>
          </table:table-cell>
          <table:table-cell office:value-type="float" office:value="1.766479863" calcext:value-type="float">
            <text:p>1.766479863</text:p>
          </table:table-cell>
          <table:table-cell table:formula="of:=([.H22]-[.H21])/1000000000" office:value-type="float" office:value="4.516235264" calcext:value-type="float">
            <text:p>4.516235264</text:p>
          </table:table-cell>
          <table:table-cell office:value-type="float" office:value="476" calcext:value-type="float">
            <text:p>476</text:p>
          </table:table-cell>
          <table:table-cell office:value-type="float" office:value="1.53066262136908E+018" calcext:value-type="float">
            <text:p>1.53066262136908E+01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6621970" calcext:value-type="float">
            <text:p>186621970</text:p>
          </table:table-cell>
          <table:table-cell table:formula="of:=[.F23]-[.E23]-[.D23]" office:value-type="float" office:value="1.871588431" calcext:value-type="float">
            <text:p>1.871588431</text:p>
          </table:table-cell>
          <table:table-cell table:formula="of:=[.B23]/1000000000" office:value-type="float" office:value="0.18662197" calcext:value-type="float">
            <text:p>0.18662197</text:p>
          </table:table-cell>
          <table:table-cell office:value-type="float" office:value="1.920288927" calcext:value-type="float">
            <text:p>1.920288927</text:p>
          </table:table-cell>
          <table:table-cell table:formula="of:=([.H23]-[.H22])/1000000000" office:value-type="float" office:value="3.978499328" calcext:value-type="float">
            <text:p>3.978499328</text:p>
          </table:table-cell>
          <table:table-cell office:value-type="float" office:value="477" calcext:value-type="float">
            <text:p>477</text:p>
          </table:table-cell>
          <table:table-cell office:value-type="float" office:value="1.53066262534758E+018" calcext:value-type="float">
            <text:p>1.53066262534758E+01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60151965" calcext:value-type="float">
            <text:p>4060151965</text:p>
          </table:table-cell>
          <table:table-cell table:formula="of:=[.F24]-[.E24]-[.D24]" office:value-type="float" office:value="-1.300520037" calcext:value-type="float">
            <text:p>-1.300520037</text:p>
          </table:table-cell>
          <table:table-cell table:formula="of:=[.B24]/1000000000" office:value-type="float" office:value="4.060151965" calcext:value-type="float">
            <text:p>4.060151965</text:p>
          </table:table-cell>
          <table:table-cell office:value-type="float" office:value="1.897775304" calcext:value-type="float">
            <text:p>1.897775304</text:p>
          </table:table-cell>
          <table:table-cell table:formula="of:=([.H24]-[.H23])/1000000000" office:value-type="float" office:value="4.657407232" calcext:value-type="float">
            <text:p>4.657407232</text:p>
          </table:table-cell>
          <table:table-cell office:value-type="float" office:value="477" calcext:value-type="float">
            <text:p>477</text:p>
          </table:table-cell>
          <table:table-cell office:value-type="float" office:value="1.53066263000499E+018" calcext:value-type="float">
            <text:p>1.53066263000499E+01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19944228" calcext:value-type="float">
            <text:p>1719944228</text:p>
          </table:table-cell>
          <table:table-cell table:formula="of:=[.F25]-[.E25]-[.D25]" office:value-type="float" office:value="0.647597156" calcext:value-type="float">
            <text:p>0.647597156</text:p>
          </table:table-cell>
          <table:table-cell table:formula="of:=[.B25]/1000000000" office:value-type="float" office:value="1.719944228" calcext:value-type="float">
            <text:p>1.719944228</text:p>
          </table:table-cell>
          <table:table-cell office:value-type="float" office:value="2.017159032" calcext:value-type="float">
            <text:p>2.017159032</text:p>
          </table:table-cell>
          <table:table-cell table:formula="of:=([.H25]-[.H24])/1000000000" office:value-type="float" office:value="4.384700416" calcext:value-type="float">
            <text:p>4.384700416</text:p>
          </table:table-cell>
          <table:table-cell office:value-type="float" office:value="477" calcext:value-type="float">
            <text:p>477</text:p>
          </table:table-cell>
          <table:table-cell office:value-type="float" office:value="1.53066263438969E+018" calcext:value-type="float">
            <text:p>1.53066263438969E+01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11391762" calcext:value-type="float">
            <text:p>611391762</text:p>
          </table:table-cell>
          <table:table-cell table:formula="of:=[.F26]-[.E26]-[.D26]" office:value-type="float" office:value="0.448201006" calcext:value-type="float">
            <text:p>0.448201006</text:p>
          </table:table-cell>
          <table:table-cell table:formula="of:=[.B26]/1000000000" office:value-type="float" office:value="0.611391762" calcext:value-type="float">
            <text:p>0.611391762</text:p>
          </table:table-cell>
          <table:table-cell office:value-type="float" office:value="2.488869824" calcext:value-type="float">
            <text:p>2.488869824</text:p>
          </table:table-cell>
          <table:table-cell table:formula="of:=([.H26]-[.H25])/1000000000" office:value-type="float" office:value="3.548462592" calcext:value-type="float">
            <text:p>3.548462592</text:p>
          </table:table-cell>
          <table:table-cell office:value-type="float" office:value="477" calcext:value-type="float">
            <text:p>477</text:p>
          </table:table-cell>
          <table:table-cell office:value-type="float" office:value="1.53066263793815E+018" calcext:value-type="float">
            <text:p>1.53066263793815E+01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44480385" calcext:value-type="float">
            <text:p>1244480385</text:p>
          </table:table-cell>
          <table:table-cell table:formula="of:=[.F27]-[.E27]-[.D27]" office:value-type="float" office:value="0.689522137" calcext:value-type="float">
            <text:p>0.689522137</text:p>
          </table:table-cell>
          <table:table-cell table:formula="of:=[.B27]/1000000000" office:value-type="float" office:value="1.244480385" calcext:value-type="float">
            <text:p>1.244480385</text:p>
          </table:table-cell>
          <table:table-cell office:value-type="float" office:value="2.095114406" calcext:value-type="float">
            <text:p>2.095114406</text:p>
          </table:table-cell>
          <table:table-cell table:formula="of:=([.H27]-[.H26])/1000000000" office:value-type="float" office:value="4.029116928" calcext:value-type="float">
            <text:p>4.029116928</text:p>
          </table:table-cell>
          <table:table-cell office:value-type="float" office:value="478" calcext:value-type="float">
            <text:p>478</text:p>
          </table:table-cell>
          <table:table-cell office:value-type="float" office:value="1.53066264196727E+018" calcext:value-type="float">
            <text:p>1.53066264196727E+01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14349805" calcext:value-type="float">
            <text:p>2214349805</text:p>
          </table:table-cell>
          <table:table-cell table:formula="of:=[.F28]-[.E28]-[.D28]" office:value-type="float" office:value="-1.577455788" calcext:value-type="float">
            <text:p>-1.577455788</text:p>
          </table:table-cell>
          <table:table-cell table:formula="of:=[.B28]/1000000000" office:value-type="float" office:value="2.214349805" calcext:value-type="float">
            <text:p>2.214349805</text:p>
          </table:table-cell>
          <table:table-cell office:value-type="float" office:value="2.045690047" calcext:value-type="float">
            <text:p>2.045690047</text:p>
          </table:table-cell>
          <table:table-cell table:formula="of:=([.H28]-[.H27])/1000000000" office:value-type="float" office:value="2.682584064" calcext:value-type="float">
            <text:p>2.682584064</text:p>
          </table:table-cell>
          <table:table-cell office:value-type="float" office:value="478" calcext:value-type="float">
            <text:p>478</text:p>
          </table:table-cell>
          <table:table-cell office:value-type="float" office:value="1.53066264464985E+018" calcext:value-type="float">
            <text:p>1.53066264464985E+01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2543224" calcext:value-type="float">
            <text:p>102543224</text:p>
          </table:table-cell>
          <table:table-cell table:formula="of:=[.F29]-[.E29]-[.D29]" office:value-type="float" office:value="0.582436196" calcext:value-type="float">
            <text:p>0.582436196</text:p>
          </table:table-cell>
          <table:table-cell table:formula="of:=[.B29]/1000000000" office:value-type="float" office:value="0.102543224" calcext:value-type="float">
            <text:p>0.102543224</text:p>
          </table:table-cell>
          <table:table-cell office:value-type="float" office:value="1.81799018" calcext:value-type="float">
            <text:p>1.81799018</text:p>
          </table:table-cell>
          <table:table-cell table:formula="of:=([.H29]-[.H28])/1000000000" office:value-type="float" office:value="2.5029696" calcext:value-type="float">
            <text:p>2.5029696</text:p>
          </table:table-cell>
          <table:table-cell office:value-type="float" office:value="478" calcext:value-type="float">
            <text:p>478</text:p>
          </table:table-cell>
          <table:table-cell office:value-type="float" office:value="1.53066264715282E+018" calcext:value-type="float">
            <text:p>1.53066264715282E+01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33143172" calcext:value-type="float">
            <text:p>1633143172</text:p>
          </table:table-cell>
          <table:table-cell table:formula="of:=[.F30]-[.E30]-[.D30]" office:value-type="float" office:value="0.47452468" calcext:value-type="float">
            <text:p>0.47452468</text:p>
          </table:table-cell>
          <table:table-cell table:formula="of:=[.B30]/1000000000" office:value-type="float" office:value="1.633143172" calcext:value-type="float">
            <text:p>1.633143172</text:p>
          </table:table-cell>
          <table:table-cell office:value-type="float" office:value="1.90172658" calcext:value-type="float">
            <text:p>1.90172658</text:p>
          </table:table-cell>
          <table:table-cell table:formula="of:=([.H30]-[.H29])/1000000000" office:value-type="float" office:value="4.009394432" calcext:value-type="float">
            <text:p>4.009394432</text:p>
          </table:table-cell>
          <table:table-cell office:value-type="float" office:value="478" calcext:value-type="float">
            <text:p>478</text:p>
          </table:table-cell>
          <table:table-cell office:value-type="float" office:value="1.53066265116222E+018" calcext:value-type="float">
            <text:p>1.53066265116222E+01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9105838" calcext:value-type="float">
            <text:p>269105838</text:p>
          </table:table-cell>
          <table:table-cell table:formula="of:=[.F31]-[.E31]-[.D31]" office:value-type="float" office:value="0.271917247" calcext:value-type="float">
            <text:p>0.271917247</text:p>
          </table:table-cell>
          <table:table-cell table:formula="of:=[.B31]/1000000000" office:value-type="float" office:value="0.269105838" calcext:value-type="float">
            <text:p>0.269105838</text:p>
          </table:table-cell>
          <table:table-cell office:value-type="float" office:value="2.274635923" calcext:value-type="float">
            <text:p>2.274635923</text:p>
          </table:table-cell>
          <table:table-cell table:formula="of:=([.H31]-[.H30])/1000000000" office:value-type="float" office:value="2.815659008" calcext:value-type="float">
            <text:p>2.815659008</text:p>
          </table:table-cell>
          <table:table-cell office:value-type="float" office:value="479" calcext:value-type="float">
            <text:p>479</text:p>
          </table:table-cell>
          <table:table-cell office:value-type="float" office:value="1.53066265397788E+018" calcext:value-type="float">
            <text:p>1.53066265397788E+01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9137887" calcext:value-type="float">
            <text:p>89137887</text:p>
          </table:table-cell>
          <table:table-cell table:formula="of:=[.F32]-[.E32]-[.D32]" office:value-type="float" office:value="1.283331879" calcext:value-type="float">
            <text:p>1.283331879</text:p>
          </table:table-cell>
          <table:table-cell table:formula="of:=[.B32]/1000000000" office:value-type="float" office:value="0.089137887" calcext:value-type="float">
            <text:p>0.089137887</text:p>
          </table:table-cell>
          <table:table-cell office:value-type="float" office:value="2.451043578" calcext:value-type="float">
            <text:p>2.451043578</text:p>
          </table:table-cell>
          <table:table-cell table:formula="of:=([.H32]-[.H31])/1000000000" office:value-type="float" office:value="3.823513344" calcext:value-type="float">
            <text:p>3.823513344</text:p>
          </table:table-cell>
          <table:table-cell office:value-type="float" office:value="479" calcext:value-type="float">
            <text:p>479</text:p>
          </table:table-cell>
          <table:table-cell office:value-type="float" office:value="1.53066265780139E+018" calcext:value-type="float">
            <text:p>1.53066265780139E+01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132194" calcext:value-type="float">
            <text:p>7132194</text:p>
          </table:table-cell>
          <table:table-cell table:formula="of:=[.F33]-[.E33]-[.D33]" office:value-type="float" office:value="3.104919339" calcext:value-type="float">
            <text:p>3.104919339</text:p>
          </table:table-cell>
          <table:table-cell table:formula="of:=[.B33]/1000000000" office:value-type="float" office:value="0.007132194" calcext:value-type="float">
            <text:p>0.007132194</text:p>
          </table:table-cell>
          <table:table-cell office:value-type="float" office:value="2.791892403" calcext:value-type="float">
            <text:p>2.791892403</text:p>
          </table:table-cell>
          <table:table-cell table:formula="of:=([.H33]-[.H32])/1000000000" office:value-type="float" office:value="5.903943936" calcext:value-type="float">
            <text:p>5.903943936</text:p>
          </table:table-cell>
          <table:table-cell office:value-type="float" office:value="479" calcext:value-type="float">
            <text:p>479</text:p>
          </table:table-cell>
          <table:table-cell office:value-type="float" office:value="1.53066266370533E+018" calcext:value-type="float">
            <text:p>1.53066266370533E+01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12304572" calcext:value-type="float">
            <text:p>1112304572</text:p>
          </table:table-cell>
          <table:table-cell table:formula="of:=[.F34]-[.E34]-[.D34]" office:value-type="float" office:value="-0.358838011" calcext:value-type="float">
            <text:p>-0.358838011</text:p>
          </table:table-cell>
          <table:table-cell table:formula="of:=[.B34]/1000000000" office:value-type="float" office:value="1.112304572" calcext:value-type="float">
            <text:p>1.112304572</text:p>
          </table:table-cell>
          <table:table-cell office:value-type="float" office:value="2.879396671" calcext:value-type="float">
            <text:p>2.879396671</text:p>
          </table:table-cell>
          <table:table-cell table:formula="of:=([.H34]-[.H33])/1000000000" office:value-type="float" office:value="3.632863232" calcext:value-type="float">
            <text:p>3.632863232</text:p>
          </table:table-cell>
          <table:table-cell office:value-type="float" office:value="479" calcext:value-type="float">
            <text:p>479</text:p>
          </table:table-cell>
          <table:table-cell office:value-type="float" office:value="1.5306626673382E+018" calcext:value-type="float">
            <text:p>1.5306626673382E+01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68737064" calcext:value-type="float">
            <text:p>668737064</text:p>
          </table:table-cell>
          <table:table-cell table:formula="of:=[.F35]-[.E35]-[.D35]" office:value-type="float" office:value="0.209379461" calcext:value-type="float">
            <text:p>0.209379461</text:p>
          </table:table-cell>
          <table:table-cell table:formula="of:=[.B35]/1000000000" office:value-type="float" office:value="0.668737064" calcext:value-type="float">
            <text:p>0.668737064</text:p>
          </table:table-cell>
          <table:table-cell office:value-type="float" office:value="2.815901523" calcext:value-type="float">
            <text:p>2.815901523</text:p>
          </table:table-cell>
          <table:table-cell table:formula="of:=([.H35]-[.H34])/1000000000" office:value-type="float" office:value="3.694018048" calcext:value-type="float">
            <text:p>3.694018048</text:p>
          </table:table-cell>
          <table:table-cell office:value-type="float" office:value="479" calcext:value-type="float">
            <text:p>479</text:p>
          </table:table-cell>
          <table:table-cell office:value-type="float" office:value="1.53066267103221E+018" calcext:value-type="float">
            <text:p>1.53066267103221E+01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69221" calcext:value-type="float">
            <text:p>2269221</text:p>
          </table:table-cell>
          <table:table-cell table:formula="of:=[.F36]-[.E36]-[.D36]" office:value-type="float" office:value="1.163509715" calcext:value-type="float">
            <text:p>1.163509715</text:p>
          </table:table-cell>
          <table:table-cell table:formula="of:=[.B36]/1000000000" office:value-type="float" office:value="0.002269221" calcext:value-type="float">
            <text:p>0.002269221</text:p>
          </table:table-cell>
          <table:table-cell office:value-type="float" office:value="2.439166728" calcext:value-type="float">
            <text:p>2.439166728</text:p>
          </table:table-cell>
          <table:table-cell table:formula="of:=([.H36]-[.H35])/1000000000" office:value-type="float" office:value="3.604945664" calcext:value-type="float">
            <text:p>3.604945664</text:p>
          </table:table-cell>
          <table:table-cell office:value-type="float" office:value="480" calcext:value-type="float">
            <text:p>480</text:p>
          </table:table-cell>
          <table:table-cell office:value-type="float" office:value="1.53066267463716E+018" calcext:value-type="float">
            <text:p>1.53066267463716E+01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4636550" calcext:value-type="float">
            <text:p>104636550</text:p>
          </table:table-cell>
          <table:table-cell table:formula="of:=[.F37]-[.E37]-[.D37]" office:value-type="float" office:value="0.273818335" calcext:value-type="float">
            <text:p>0.273818335</text:p>
          </table:table-cell>
          <table:table-cell table:formula="of:=[.B37]/1000000000" office:value-type="float" office:value="0.10463655" calcext:value-type="float">
            <text:p>0.10463655</text:p>
          </table:table-cell>
          <table:table-cell office:value-type="float" office:value="2.497482395" calcext:value-type="float">
            <text:p>2.497482395</text:p>
          </table:table-cell>
          <table:table-cell table:formula="of:=([.H37]-[.H36])/1000000000" office:value-type="float" office:value="2.87593728" calcext:value-type="float">
            <text:p>2.87593728</text:p>
          </table:table-cell>
          <table:table-cell office:value-type="float" office:value="480" calcext:value-type="float">
            <text:p>480</text:p>
          </table:table-cell>
          <table:table-cell office:value-type="float" office:value="1.5306626775131E+018" calcext:value-type="float">
            <text:p>1.5306626775131E+018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15111476" calcext:value-type="float">
            <text:p>1015111476</text:p>
          </table:table-cell>
          <table:table-cell table:formula="of:=[.F38]-[.E38]-[.D38]" office:value-type="float" office:value="0.0483566810000005" calcext:value-type="float">
            <text:p>0.048356681000001</text:p>
          </table:table-cell>
          <table:table-cell table:formula="of:=[.B38]/1000000000" office:value-type="float" office:value="1.015111476" calcext:value-type="float">
            <text:p>1.015111476</text:p>
          </table:table-cell>
          <table:table-cell office:value-type="float" office:value="2.560368003" calcext:value-type="float">
            <text:p>2.560368003</text:p>
          </table:table-cell>
          <table:table-cell table:formula="of:=([.H38]-[.H37])/1000000000" office:value-type="float" office:value="3.62383616" calcext:value-type="float">
            <text:p>3.62383616</text:p>
          </table:table-cell>
          <table:table-cell office:value-type="float" office:value="480" calcext:value-type="float">
            <text:p>480</text:p>
          </table:table-cell>
          <table:table-cell office:value-type="float" office:value="1.53066268113693E+018" calcext:value-type="float">
            <text:p>1.53066268113693E+01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44328780" calcext:value-type="float">
            <text:p>844328780</text:p>
          </table:table-cell>
          <table:table-cell table:formula="of:=[.F39]-[.E39]-[.D39]" office:value-type="float" office:value="-0.105571856" calcext:value-type="float">
            <text:p>-0.105571856</text:p>
          </table:table-cell>
          <table:table-cell table:formula="of:=[.B39]/1000000000" office:value-type="float" office:value="0.84432878" calcext:value-type="float">
            <text:p>0.84432878</text:p>
          </table:table-cell>
          <table:table-cell office:value-type="float" office:value="2.34330234" calcext:value-type="float">
            <text:p>2.34330234</text:p>
          </table:table-cell>
          <table:table-cell table:formula="of:=([.H39]-[.H38])/1000000000" office:value-type="float" office:value="3.082059264" calcext:value-type="float">
            <text:p>3.082059264</text:p>
          </table:table-cell>
          <table:table-cell office:value-type="float" office:value="480" calcext:value-type="float">
            <text:p>480</text:p>
          </table:table-cell>
          <table:table-cell office:value-type="float" office:value="1.53066268421899E+018" calcext:value-type="float">
            <text:p>1.53066268421899E+01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737041197" calcext:value-type="float">
            <text:p>2737041197</text:p>
          </table:table-cell>
          <table:table-cell table:formula="of:=[.F40]-[.E40]-[.D40]" office:value-type="float" office:value="-1.637123414" calcext:value-type="float">
            <text:p>-1.637123414</text:p>
          </table:table-cell>
          <table:table-cell table:formula="of:=[.B40]/1000000000" office:value-type="float" office:value="2.737041197" calcext:value-type="float">
            <text:p>2.737041197</text:p>
          </table:table-cell>
          <table:table-cell office:value-type="float" office:value="2.205954089" calcext:value-type="float">
            <text:p>2.205954089</text:p>
          </table:table-cell>
          <table:table-cell table:formula="of:=([.H40]-[.H39])/1000000000" office:value-type="float" office:value="3.305871872" calcext:value-type="float">
            <text:p>3.305871872</text:p>
          </table:table-cell>
          <table:table-cell office:value-type="float" office:value="481" calcext:value-type="float">
            <text:p>481</text:p>
          </table:table-cell>
          <table:table-cell office:value-type="float" office:value="1.53066268752486E+018" calcext:value-type="float">
            <text:p>1.53066268752486E+01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60299524" calcext:value-type="float">
            <text:p>1360299524</text:p>
          </table:table-cell>
          <table:table-cell table:formula="of:=[.F41]-[.E41]-[.D41]" office:value-type="float" office:value="0.297667453" calcext:value-type="float">
            <text:p>0.297667453</text:p>
          </table:table-cell>
          <table:table-cell table:formula="of:=[.B41]/1000000000" office:value-type="float" office:value="1.360299524" calcext:value-type="float">
            <text:p>1.360299524</text:p>
          </table:table-cell>
          <table:table-cell office:value-type="float" office:value="2.090028927" calcext:value-type="float">
            <text:p>2.090028927</text:p>
          </table:table-cell>
          <table:table-cell table:formula="of:=([.H41]-[.H40])/1000000000" office:value-type="float" office:value="3.747995904" calcext:value-type="float">
            <text:p>3.747995904</text:p>
          </table:table-cell>
          <table:table-cell office:value-type="float" office:value="481" calcext:value-type="float">
            <text:p>481</text:p>
          </table:table-cell>
          <table:table-cell office:value-type="float" office:value="1.53066269127286E+018" calcext:value-type="float">
            <text:p>1.53066269127286E+01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482268" calcext:value-type="float">
            <text:p>3482268</text:p>
          </table:table-cell>
          <table:table-cell table:formula="of:=[.F42]-[.E42]-[.D42]" office:value-type="float" office:value="1.059094856" calcext:value-type="float">
            <text:p>1.059094856</text:p>
          </table:table-cell>
          <table:table-cell table:formula="of:=[.B42]/1000000000" office:value-type="float" office:value="0.003482268" calcext:value-type="float">
            <text:p>0.003482268</text:p>
          </table:table-cell>
          <table:table-cell office:value-type="float" office:value="2.35741238" calcext:value-type="float">
            <text:p>2.35741238</text:p>
          </table:table-cell>
          <table:table-cell table:formula="of:=([.H42]-[.H41])/1000000000" office:value-type="float" office:value="3.419989504" calcext:value-type="float">
            <text:p>3.419989504</text:p>
          </table:table-cell>
          <table:table-cell office:value-type="float" office:value="481" calcext:value-type="float">
            <text:p>481</text:p>
          </table:table-cell>
          <table:table-cell office:value-type="float" office:value="1.53066269469285E+018" calcext:value-type="float">
            <text:p>1.53066269469285E+01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3170775" calcext:value-type="float">
            <text:p>423170775</text:p>
          </table:table-cell>
          <table:table-cell table:formula="of:=[.F43]-[.E43]-[.D43]" office:value-type="float" office:value="1.021914792" calcext:value-type="float">
            <text:p>1.021914792</text:p>
          </table:table-cell>
          <table:table-cell table:formula="of:=[.B43]/1000000000" office:value-type="float" office:value="0.423170775" calcext:value-type="float">
            <text:p>0.423170775</text:p>
          </table:table-cell>
          <table:table-cell office:value-type="float" office:value="1.991632513" calcext:value-type="float">
            <text:p>1.991632513</text:p>
          </table:table-cell>
          <table:table-cell table:formula="of:=([.H43]-[.H42])/1000000000" office:value-type="float" office:value="3.43671808" calcext:value-type="float">
            <text:p>3.43671808</text:p>
          </table:table-cell>
          <table:table-cell office:value-type="float" office:value="481" calcext:value-type="float">
            <text:p>481</text:p>
          </table:table-cell>
          <table:table-cell office:value-type="float" office:value="1.53066269812957E+018" calcext:value-type="float">
            <text:p>1.53066269812957E+018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0570650" calcext:value-type="float">
            <text:p>180570650</text:p>
          </table:table-cell>
          <table:table-cell table:formula="of:=[.F44]-[.E44]-[.D44]" office:value-type="float" office:value="2.288461488" calcext:value-type="float">
            <text:p>2.288461488</text:p>
          </table:table-cell>
          <table:table-cell table:formula="of:=[.B44]/1000000000" office:value-type="float" office:value="0.18057065" calcext:value-type="float">
            <text:p>0.18057065</text:p>
          </table:table-cell>
          <table:table-cell office:value-type="float" office:value="1.768827958" calcext:value-type="float">
            <text:p>1.768827958</text:p>
          </table:table-cell>
          <table:table-cell table:formula="of:=([.H44]-[.H43])/1000000000" office:value-type="float" office:value="4.237860096" calcext:value-type="float">
            <text:p>4.237860096</text:p>
          </table:table-cell>
          <table:table-cell office:value-type="float" office:value="482" calcext:value-type="float">
            <text:p>482</text:p>
          </table:table-cell>
          <table:table-cell office:value-type="float" office:value="1.53066270236743E+018" calcext:value-type="float">
            <text:p>1.53066270236743E+018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09576992" calcext:value-type="float">
            <text:p>1509576992</text:p>
          </table:table-cell>
          <table:table-cell table:formula="of:=[.F45]-[.E45]-[.D45]" office:value-type="float" office:value="0.254885832" calcext:value-type="float">
            <text:p>0.254885832</text:p>
          </table:table-cell>
          <table:table-cell table:formula="of:=[.B45]/1000000000" office:value-type="float" office:value="1.509576992" calcext:value-type="float">
            <text:p>1.509576992</text:p>
          </table:table-cell>
          <table:table-cell office:value-type="float" office:value="3.117851416" calcext:value-type="float">
            <text:p>3.117851416</text:p>
          </table:table-cell>
          <table:table-cell table:formula="of:=([.H45]-[.H44])/1000000000" office:value-type="float" office:value="4.88231424" calcext:value-type="float">
            <text:p>4.88231424</text:p>
          </table:table-cell>
          <table:table-cell office:value-type="float" office:value="482" calcext:value-type="float">
            <text:p>482</text:p>
          </table:table-cell>
          <table:table-cell office:value-type="float" office:value="1.53066270724974E+018" calcext:value-type="float">
            <text:p>1.53066270724974E+01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5014200" calcext:value-type="float">
            <text:p>415014200</text:p>
          </table:table-cell>
          <table:table-cell table:formula="of:=[.F46]-[.E46]-[.D46]" office:value-type="float" office:value="1.411814972" calcext:value-type="float">
            <text:p>1.411814972</text:p>
          </table:table-cell>
          <table:table-cell table:formula="of:=[.B46]/1000000000" office:value-type="float" office:value="0.4150142" calcext:value-type="float">
            <text:p>0.4150142</text:p>
          </table:table-cell>
          <table:table-cell office:value-type="float" office:value="2.204265356" calcext:value-type="float">
            <text:p>2.204265356</text:p>
          </table:table-cell>
          <table:table-cell table:formula="of:=([.H46]-[.H45])/1000000000" office:value-type="float" office:value="4.031094528" calcext:value-type="float">
            <text:p>4.031094528</text:p>
          </table:table-cell>
          <table:table-cell office:value-type="float" office:value="482" calcext:value-type="float">
            <text:p>482</text:p>
          </table:table-cell>
          <table:table-cell office:value-type="float" office:value="1.53066271128084E+018" calcext:value-type="float">
            <text:p>1.53066271128084E+018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67670550" calcext:value-type="float">
            <text:p>467670550</text:p>
          </table:table-cell>
          <table:table-cell table:formula="of:=[.F47]-[.E47]-[.D47]" office:value-type="float" office:value="1.144407077" calcext:value-type="float">
            <text:p>1.144407077</text:p>
          </table:table-cell>
          <table:table-cell table:formula="of:=[.B47]/1000000000" office:value-type="float" office:value="0.46767055" calcext:value-type="float">
            <text:p>0.46767055</text:p>
          </table:table-cell>
          <table:table-cell office:value-type="float" office:value="2.323267781" calcext:value-type="float">
            <text:p>2.323267781</text:p>
          </table:table-cell>
          <table:table-cell table:formula="of:=([.H47]-[.H46])/1000000000" office:value-type="float" office:value="3.935345408" calcext:value-type="float">
            <text:p>3.935345408</text:p>
          </table:table-cell>
          <table:table-cell office:value-type="float" office:value="482" calcext:value-type="float">
            <text:p>482</text:p>
          </table:table-cell>
          <table:table-cell office:value-type="float" office:value="1.53066271521618E+018" calcext:value-type="float">
            <text:p>1.53066271521618E+018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122745281" calcext:value-type="float">
            <text:p>3122745281</text:p>
          </table:table-cell>
          <table:table-cell table:formula="of:=[.F48]-[.E48]-[.D48]" office:value-type="float" office:value="-1.958898441" calcext:value-type="float">
            <text:p>-1.958898441</text:p>
          </table:table-cell>
          <table:table-cell table:formula="of:=[.B48]/1000000000" office:value-type="float" office:value="3.122745281" calcext:value-type="float">
            <text:p>3.122745281</text:p>
          </table:table-cell>
          <table:table-cell office:value-type="float" office:value="2.664908872" calcext:value-type="float">
            <text:p>2.664908872</text:p>
          </table:table-cell>
          <table:table-cell table:formula="of:=([.H48]-[.H47])/1000000000" office:value-type="float" office:value="3.828755712" calcext:value-type="float">
            <text:p>3.828755712</text:p>
          </table:table-cell>
          <table:table-cell office:value-type="float" office:value="482" calcext:value-type="float">
            <text:p>482</text:p>
          </table:table-cell>
          <table:table-cell office:value-type="float" office:value="1.53066271904494E+018" calcext:value-type="float">
            <text:p>1.53066271904494E+01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3797237" calcext:value-type="float">
            <text:p>503797237</text:p>
          </table:table-cell>
          <table:table-cell table:formula="of:=[.F49]-[.E49]-[.D49]" office:value-type="float" office:value="3.095713291" calcext:value-type="float">
            <text:p>3.095713291</text:p>
          </table:table-cell>
          <table:table-cell table:formula="of:=[.B49]/1000000000" office:value-type="float" office:value="0.503797237" calcext:value-type="float">
            <text:p>0.503797237</text:p>
          </table:table-cell>
          <table:table-cell/>
          <table:table-cell table:formula="of:=([.H49]-[.H48])/1000000000" office:value-type="float" office:value="3.599510528" calcext:value-type="float">
            <text:p>3.599510528</text:p>
          </table:table-cell>
          <table:table-cell office:value-type="float" office:value="483" calcext:value-type="float">
            <text:p>483</text:p>
          </table:table-cell>
          <table:table-cell office:value-type="float" office:value="1.53066272264445E+018" calcext:value-type="float">
            <text:p>1.53066272264445E+01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15216045" calcext:value-type="float">
            <text:p>615216045</text:p>
          </table:table-cell>
          <table:table-cell/>
          <table:table-cell table:formula="of:=[.B50]/1000000000" office:value-type="float" office:value="0.615216045" calcext:value-type="float">
            <text:p>0.615216045</text:p>
          </table:table-cell>
          <table:table-cell table:number-columns-repeated="2"/>
          <table:table-cell office:value-type="float" office:value="483" calcext:value-type="float">
            <text:p>483</text:p>
          </table:table-cell>
          <table:table-cell office:value-type="float" office:value="1.53066272657075E+018" calcext:value-type="float">
            <text:p>1.53066272657075E+01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2923444" calcext:value-type="float">
            <text:p>452923444</text:p>
          </table:table-cell>
          <table:table-cell/>
          <table:table-cell table:formula="of:=[.B51]/1000000000" office:value-type="float" office:value="0.452923444" calcext:value-type="float">
            <text:p>0.452923444</text:p>
          </table:table-cell>
          <table:table-cell table:number-columns-repeated="2"/>
          <table:table-cell office:value-type="float" office:value="483" calcext:value-type="float">
            <text:p>483</text:p>
          </table:table-cell>
          <table:table-cell office:value-type="float" office:value="1.53066273013266E+018" calcext:value-type="float">
            <text:p>1.53066273013266E+018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50947" calcext:value-type="float">
            <text:p>1150947</text:p>
          </table:table-cell>
          <table:table-cell/>
          <table:table-cell table:formula="of:=[.B52]/1000000000" office:value-type="float" office:value="0.001150947" calcext:value-type="float">
            <text:p>0.001150947</text:p>
          </table:table-cell>
          <table:table-cell table:number-columns-repeated="2"/>
          <table:table-cell office:value-type="float" office:value="483" calcext:value-type="float">
            <text:p>483</text:p>
          </table:table-cell>
          <table:table-cell office:value-type="float" office:value="1.53066273371494E+018" calcext:value-type="float">
            <text:p>1.53066273371494E+018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10852646" calcext:value-type="float">
            <text:p>910852646</text:p>
          </table:table-cell>
          <table:table-cell/>
          <table:table-cell table:formula="of:=[.B53]/1000000000" office:value-type="float" office:value="0.910852646" calcext:value-type="float">
            <text:p>0.910852646</text:p>
          </table:table-cell>
          <table:table-cell table:number-columns-repeated="2"/>
          <table:table-cell office:value-type="float" office:value="484" calcext:value-type="float">
            <text:p>484</text:p>
          </table:table-cell>
          <table:table-cell office:value-type="float" office:value="1.53066273757963E+018" calcext:value-type="float">
            <text:p>1.53066273757963E+01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09558181" calcext:value-type="float">
            <text:p>709558181</text:p>
          </table:table-cell>
          <table:table-cell/>
          <table:table-cell table:formula="of:=[.B54]/1000000000" office:value-type="float" office:value="0.709558181" calcext:value-type="float">
            <text:p>0.709558181</text:p>
          </table:table-cell>
          <table:table-cell table:number-columns-repeated="2"/>
          <table:table-cell office:value-type="float" office:value="484" calcext:value-type="float">
            <text:p>484</text:p>
          </table:table-cell>
          <table:table-cell office:value-type="float" office:value="1.53066274115539E+018" calcext:value-type="float">
            <text:p>1.53066274115539E+01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76429491" calcext:value-type="float">
            <text:p>476429491</text:p>
          </table:table-cell>
          <table:table-cell/>
          <table:table-cell table:formula="of:=[.B55]/1000000000" office:value-type="float" office:value="0.476429491" calcext:value-type="float">
            <text:p>0.476429491</text:p>
          </table:table-cell>
          <table:table-cell table:number-columns-repeated="2"/>
          <table:table-cell office:value-type="float" office:value="484" calcext:value-type="float">
            <text:p>484</text:p>
          </table:table-cell>
          <table:table-cell office:value-type="float" office:value="1.53066274421038E+018" calcext:value-type="float">
            <text:p>1.53066274421038E+01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53243805" calcext:value-type="float">
            <text:p>3053243805</text:p>
          </table:table-cell>
          <table:table-cell/>
          <table:table-cell table:formula="of:=[.B56]/1000000000" office:value-type="float" office:value="3.053243805" calcext:value-type="float">
            <text:p>3.053243805</text:p>
          </table:table-cell>
          <table:table-cell table:number-columns-repeated="2"/>
          <table:table-cell office:value-type="float" office:value="484" calcext:value-type="float">
            <text:p>484</text:p>
          </table:table-cell>
          <table:table-cell office:value-type="float" office:value="1.53066274780165E+018" calcext:value-type="float">
            <text:p>1.53066274780165E+01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18958" calcext:value-type="float">
            <text:p>5718958</text:p>
          </table:table-cell>
          <table:table-cell/>
          <table:table-cell table:formula="of:=[.B57]/1000000000" office:value-type="float" office:value="0.005718958" calcext:value-type="float">
            <text:p>0.005718958</text:p>
          </table:table-cell>
          <table:table-cell table:number-columns-repeated="2"/>
          <table:table-cell office:value-type="float" office:value="485" calcext:value-type="float">
            <text:p>485</text:p>
          </table:table-cell>
          <table:table-cell office:value-type="float" office:value="1.53066275066966E+018" calcext:value-type="float">
            <text:p>1.53066275066966E+018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7684897" calcext:value-type="float">
            <text:p>1007684897</text:p>
          </table:table-cell>
          <table:table-cell/>
          <table:table-cell table:formula="of:=[.B58]/1000000000" office:value-type="float" office:value="1.007684897" calcext:value-type="float">
            <text:p>1.007684897</text:p>
          </table:table-cell>
          <table:table-cell table:number-columns-repeated="2"/>
          <table:table-cell office:value-type="float" office:value="485" calcext:value-type="float">
            <text:p>485</text:p>
          </table:table-cell>
          <table:table-cell office:value-type="float" office:value="1.53066275429559E+018" calcext:value-type="float">
            <text:p>1.53066275429559E+018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69093497" calcext:value-type="float">
            <text:p>1369093497</text:p>
          </table:table-cell>
          <table:table-cell/>
          <table:table-cell table:formula="of:=[.B59]/1000000000" office:value-type="float" office:value="1.369093497" calcext:value-type="float">
            <text:p>1.369093497</text:p>
          </table:table-cell>
          <table:table-cell table:number-columns-repeated="2"/>
          <table:table-cell office:value-type="float" office:value="485" calcext:value-type="float">
            <text:p>485</text:p>
          </table:table-cell>
          <table:table-cell office:value-type="float" office:value="1.53066275795642E+018" calcext:value-type="float">
            <text:p>1.53066275795642E+01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141869336" calcext:value-type="float">
            <text:p>4141869336</text:p>
          </table:table-cell>
          <table:table-cell/>
          <table:table-cell table:formula="of:=[.B60]/1000000000" office:value-type="float" office:value="4.141869336" calcext:value-type="float">
            <text:p>4.141869336</text:p>
          </table:table-cell>
          <table:table-cell table:number-columns-repeated="2"/>
          <table:table-cell office:value-type="float" office:value="485" calcext:value-type="float">
            <text:p>485</text:p>
          </table:table-cell>
          <table:table-cell office:value-type="float" office:value="1.53066276598484E+018" calcext:value-type="float">
            <text:p>1.53066276598484E+01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5708744" calcext:value-type="float">
            <text:p>505708744</text:p>
          </table:table-cell>
          <table:table-cell/>
          <table:table-cell table:formula="of:=[.B61]/1000000000" office:value-type="float" office:value="0.505708744" calcext:value-type="float">
            <text:p>0.505708744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office:value-type="float" office:value="1.53066277014815E+018" calcext:value-type="float">
            <text:p>1.53066277014815E+018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39609831" calcext:value-type="float">
            <text:p>1939609831</text:p>
          </table:table-cell>
          <table:table-cell/>
          <table:table-cell table:formula="of:=[.B62]/1000000000" office:value-type="float" office:value="1.939609831" calcext:value-type="float">
            <text:p>1.939609831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office:value-type="float" office:value="1.53066277510139E+018" calcext:value-type="float">
            <text:p>1.53066277510139E+018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33401804" calcext:value-type="float">
            <text:p>433401804</text:p>
          </table:table-cell>
          <table:table-cell/>
          <table:table-cell table:formula="of:=[.B63]/1000000000" office:value-type="float" office:value="0.433401804" calcext:value-type="float">
            <text:p>0.433401804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office:value-type="float" office:value="1.53066277876524E+018" calcext:value-type="float">
            <text:p>1.53066277876524E+01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720731130" calcext:value-type="float">
            <text:p>3720731130</text:p>
          </table:table-cell>
          <table:table-cell/>
          <table:table-cell table:formula="of:=[.B64]/1000000000" office:value-type="float" office:value="3.72073113" calcext:value-type="float">
            <text:p>3.72073113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office:value-type="float" office:value="1.53066278315283E+018" calcext:value-type="float">
            <text:p>1.53066278315283E+01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02511040" calcext:value-type="float">
            <text:p>702511040</text:p>
          </table:table-cell>
          <table:table-cell/>
          <table:table-cell table:formula="of:=[.B65]/1000000000" office:value-type="float" office:value="0.70251104" calcext:value-type="float">
            <text:p>0.70251104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office:value-type="float" office:value="1.53066278712728E+018" calcext:value-type="float">
            <text:p>1.53066278712728E+01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0/00/0000</text:date>, <text:time style:data-style-name="N2" text:time-value="08:32:17.8654347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4T08:34:40.330155198</dc:date>
    <meta:editing-duration>PT23M46S</meta:editing-duration>
    <meta:editing-cycles>4</meta:editing-cycles>
    <meta:generator>LibreOffice/5.2.7.2$Linux_X86_64 LibreOffice_project/20m0$Build-2</meta:generator>
    <meta:document-statistic meta:table-count="1" meta:cell-count="4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top" svg:x="4.695cm" svg:y="0.185cm" style:legend-expansion="wide" chart:style-name="ch2"/>
        <chart:plot-area chart:style-name="ch3" table:cell-range-address="'ConsensusTime1-'.C1:'ConsensusTime1-'.E49" chart:data-source-has-labels="row" svg:x="1.331cm" svg:y="0.963cm" svg:width="14.349cm" svg:height="6.876cm">
          <chartooo:coordinate-region svg:x="1.952cm" svg:y="1.162cm" svg:width="13.728cm" svg:height="6.478cm"/>
          <chart:axis chart:dimension="x" chart:name="primary-x" chart:style-name="ch4">
            <chart:title svg:x="7.971cm" svg:y="8.019cm" chart:style-name="ch5">
              <text:p>Height</text:p>
            </chart:title>
          </chart:axis>
          <chart:axis chart:dimension="y" chart:name="primary-y" chart:style-name="ch4">
            <chart:title svg:x="0.451cm" svg:y="5.159cm" chart:style-name="ch6">
              <text:p>Time(sec)</text:p>
            </chart:title>
            <chart:grid chart:style-name="ch7" chart:class="major"/>
          </chart:axis>
          <chart:series chart:style-name="ch8" chart:values-cell-range-address="'ConsensusTime1-'.C2:'ConsensusTime1-'.C49" chart:label-cell-address="'ConsensusTime1-'.C1:'ConsensusTime1-'.C1" chart:class="chart:area">
            <chart:data-point chart:repeated="48"/>
          </chart:series>
          <chart:series chart:style-name="ch9" chart:values-cell-range-address="'ConsensusTime1-'.D2:'ConsensusTime1-'.D49" chart:label-cell-address="'ConsensusTime1-'.D1:'ConsensusTime1-'.D1" chart:class="chart:area">
            <chart:data-point chart:repeated="48"/>
          </chart:series>
          <chart:series chart:style-name="ch10" chart:values-cell-range-address="'ConsensusTime1-'.E2:'ConsensusTime1-'.E49" chart:label-cell-address="'ConsensusTime1-'.E1:'ConsensusTime1-'.E1" chart:class="chart:area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Time</text:p>
                <draw:g>
                  <svg:desc>'ConsensusTime1-'.C1:'ConsensusTime1-'.C1</svg:desc>
                </draw:g>
              </table:table-cell>
              <table:table-cell office:value-type="string">
                <text:p>ConTimeInSec</text:p>
                <draw:g>
                  <svg:desc>'ConsensusTime1-'.D1:'ConsensusTime1-'.D1</svg:desc>
                </draw:g>
              </table:table-cell>
              <table:table-cell office:value-type="string">
                <text:p>PostTime</text:p>
                <draw:g>
                  <svg:desc>'ConsensusTime1-'.E1:'ConsensusTime1-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nsensusTime1-'.C2:'ConsensusTime1-'.C49</svg:desc>
                </draw:g>
              </table:table-cell>
              <table:table-cell office:value-type="float" office:value="0.607775664">
                <text:p>0.607775664</text:p>
                <draw:g>
                  <svg:desc>'ConsensusTime1-'.D2:'ConsensusTime1-'.D49</svg:desc>
                </draw:g>
              </table:table-cell>
              <table:table-cell office:value-type="float" office:value="0.556275264">
                <text:p>0.556275264</text:p>
                <draw:g>
                  <svg:desc>'ConsensusTime1-'.E2:'ConsensusTime1-'.E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63913608">
                <text:p>0.763913608</text:p>
              </table:table-cell>
              <table:table-cell office:value-type="float" office:value="0.44055774">
                <text:p>0.44055774</text:p>
              </table:table-cell>
              <table:table-cell office:value-type="float" office:value="0.590528972">
                <text:p>0.5905289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87692658">
                <text:p>3.087692658</text:p>
              </table:table-cell>
              <table:table-cell office:value-type="float" office:value="0.004846939">
                <text:p>0.004846939</text:p>
              </table:table-cell>
              <table:table-cell office:value-type="float" office:value="0.776327219">
                <text:p>0.7763272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0880845">
                <text:p>0.430880845</text:p>
              </table:table-cell>
              <table:table-cell office:value-type="float" office:value="2.840302504">
                <text:p>2.840302504</text:p>
              </table:table-cell>
              <table:table-cell office:value-type="float" office:value="0.795792907">
                <text:p>0.7957929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26375563">
                <text:p>0.926375563</text:p>
              </table:table-cell>
              <table:table-cell office:value-type="float" office:value="2.308768853">
                <text:p>2.308768853</text:p>
              </table:table-cell>
              <table:table-cell office:value-type="float" office:value="0.933868576">
                <text:p>0.9338685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29825021">
                <text:p>0.829825021</text:p>
              </table:table-cell>
              <table:table-cell office:value-type="float" office:value="2.33961384">
                <text:p>2.33961384</text:p>
              </table:table-cell>
              <table:table-cell office:value-type="float" office:value="1.139318131">
                <text:p>1.1393181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79621901">
                <text:p>3.679621901</text:p>
              </table:table-cell>
              <table:table-cell office:value-type="float" office:value="0.003987638">
                <text:p>0.003987638</text:p>
              </table:table-cell>
              <table:table-cell office:value-type="float" office:value="1.151685693">
                <text:p>1.1516856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51110161">
                <text:p>1.051110161</text:p>
              </table:table-cell>
              <table:table-cell office:value-type="float" office:value="1.003617824">
                <text:p>1.003617824</text:p>
              </table:table-cell>
              <table:table-cell office:value-type="float" office:value="1.657522895">
                <text:p>1.6575228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30103116">
                <text:p>1.130103116</text:p>
              </table:table-cell>
              <table:table-cell office:value-type="float" office:value="0.102842324">
                <text:p>0.102842324</text:p>
              </table:table-cell>
              <table:table-cell office:value-type="float" office:value="1.735176416">
                <text:p>1.7351764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99879279">
                <text:p>0.699879279</text:p>
              </table:table-cell>
              <table:table-cell office:value-type="float" office:value="2.263859118">
                <text:p>2.263859118</text:p>
              </table:table-cell>
              <table:table-cell office:value-type="float" office:value="2.682183651">
                <text:p>2.6821836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66446397000001">
                <text:p>0.166446397000001</text:p>
              </table:table-cell>
              <table:table-cell office:value-type="float" office:value="2.114547122">
                <text:p>2.114547122</text:p>
              </table:table-cell>
              <table:table-cell office:value-type="float" office:value="2.284647953">
                <text:p>2.2846479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06581633000001">
                <text:p>0.806581633000001</text:p>
              </table:table-cell>
              <table:table-cell office:value-type="float" office:value="0.307201377">
                <text:p>0.307201377</text:p>
              </table:table-cell>
              <table:table-cell office:value-type="float" office:value="3.094267166">
                <text:p>3.0942671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83822003">
                <text:p>1.883822003</text:p>
              </table:table-cell>
              <table:table-cell office:value-type="float" office:value="0.406957928">
                <text:p>0.406957928</text:p>
              </table:table-cell>
              <table:table-cell office:value-type="float" office:value="2.793001445">
                <text:p>2.7930014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602725506">
                <text:p>5.602725506</text:p>
              </table:table-cell>
              <table:table-cell office:value-type="float" office:value="3.435604602">
                <text:p>3.435604602</text:p>
              </table:table-cell>
              <table:table-cell office:value-type="float" office:value="2.513389828">
                <text:p>2.5133898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370461319">
                <text:p>4.370461319</text:p>
              </table:table-cell>
              <table:table-cell office:value-type="float" office:value="0.711390308">
                <text:p>0.711390308</text:p>
              </table:table-cell>
              <table:table-cell office:value-type="float" office:value="2.370078997">
                <text:p>2.3700789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85452011">
                <text:p>3.85452011</text:p>
              </table:table-cell>
              <table:table-cell office:value-type="float" office:value="0.909083736">
                <text:p>0.909083736</text:p>
              </table:table-cell>
              <table:table-cell office:value-type="float" office:value="2.27295065">
                <text:p>2.272950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891062454">
                <text:p>5.891062454</text:p>
              </table:table-cell>
              <table:table-cell office:value-type="float" office:value="0.050152195">
                <text:p>0.050152195</text:p>
              </table:table-cell>
              <table:table-cell office:value-type="float" office:value="2.190180167">
                <text:p>2.1901801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226501828">
                <text:p>4.226501828</text:p>
              </table:table-cell>
              <table:table-cell office:value-type="float" office:value="0.363906062">
                <text:p>0.363906062</text:p>
              </table:table-cell>
              <table:table-cell office:value-type="float" office:value="2.433565742">
                <text:p>2.4335657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62603449">
                <text:p>-0.62603449</text:p>
              </table:table-cell>
              <table:table-cell office:value-type="float" office:value="5.037252812">
                <text:p>5.037252812</text:p>
              </table:table-cell>
              <table:table-cell office:value-type="float" office:value="2.26412427">
                <text:p>2.264124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19249818">
                <text:p>1.919249818</text:p>
              </table:table-cell>
              <table:table-cell office:value-type="float" office:value="2.516010854">
                <text:p>2.516010854</text:p>
              </table:table-cell>
              <table:table-cell office:value-type="float" office:value="2.02200064">
                <text:p>2.022000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42894385">
                <text:p>2.142894385</text:p>
              </table:table-cell>
              <table:table-cell office:value-type="float" office:value="0.606861016">
                <text:p>0.606861016</text:p>
              </table:table-cell>
              <table:table-cell office:value-type="float" office:value="1.766479863">
                <text:p>1.7664798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71588431">
                <text:p>1.871588431</text:p>
              </table:table-cell>
              <table:table-cell office:value-type="float" office:value="0.18662197">
                <text:p>0.18662197</text:p>
              </table:table-cell>
              <table:table-cell office:value-type="float" office:value="1.920288927">
                <text:p>1.9202889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300520037">
                <text:p>-1.300520037</text:p>
              </table:table-cell>
              <table:table-cell office:value-type="float" office:value="4.060151965">
                <text:p>4.060151965</text:p>
              </table:table-cell>
              <table:table-cell office:value-type="float" office:value="1.897775304">
                <text:p>1.8977753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47597156">
                <text:p>0.647597156</text:p>
              </table:table-cell>
              <table:table-cell office:value-type="float" office:value="1.719944228">
                <text:p>1.719944228</text:p>
              </table:table-cell>
              <table:table-cell office:value-type="float" office:value="2.017159032">
                <text:p>2.0171590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48201006">
                <text:p>0.448201006</text:p>
              </table:table-cell>
              <table:table-cell office:value-type="float" office:value="0.611391762">
                <text:p>0.611391762</text:p>
              </table:table-cell>
              <table:table-cell office:value-type="float" office:value="2.488869824">
                <text:p>2.4888698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89522137">
                <text:p>0.689522137</text:p>
              </table:table-cell>
              <table:table-cell office:value-type="float" office:value="1.244480385">
                <text:p>1.244480385</text:p>
              </table:table-cell>
              <table:table-cell office:value-type="float" office:value="2.095114406">
                <text:p>2.0951144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577455788">
                <text:p>-1.577455788</text:p>
              </table:table-cell>
              <table:table-cell office:value-type="float" office:value="2.214349805">
                <text:p>2.214349805</text:p>
              </table:table-cell>
              <table:table-cell office:value-type="float" office:value="2.045690047">
                <text:p>2.0456900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82436196">
                <text:p>0.582436196</text:p>
              </table:table-cell>
              <table:table-cell office:value-type="float" office:value="0.102543224">
                <text:p>0.102543224</text:p>
              </table:table-cell>
              <table:table-cell office:value-type="float" office:value="1.81799018">
                <text:p>1.817990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7452468">
                <text:p>0.47452468</text:p>
              </table:table-cell>
              <table:table-cell office:value-type="float" office:value="1.633143172">
                <text:p>1.633143172</text:p>
              </table:table-cell>
              <table:table-cell office:value-type="float" office:value="1.90172658">
                <text:p>1.901726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71917247">
                <text:p>0.271917247</text:p>
              </table:table-cell>
              <table:table-cell office:value-type="float" office:value="0.269105838">
                <text:p>0.269105838</text:p>
              </table:table-cell>
              <table:table-cell office:value-type="float" office:value="2.274635923">
                <text:p>2.2746359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83331879">
                <text:p>1.283331879</text:p>
              </table:table-cell>
              <table:table-cell office:value-type="float" office:value="0.089137887">
                <text:p>0.089137887</text:p>
              </table:table-cell>
              <table:table-cell office:value-type="float" office:value="2.451043578">
                <text:p>2.4510435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04919339">
                <text:p>3.104919339</text:p>
              </table:table-cell>
              <table:table-cell office:value-type="float" office:value="0.007132194">
                <text:p>0.007132194</text:p>
              </table:table-cell>
              <table:table-cell office:value-type="float" office:value="2.791892403">
                <text:p>2.7918924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358838011">
                <text:p>-0.358838011</text:p>
              </table:table-cell>
              <table:table-cell office:value-type="float" office:value="1.112304572">
                <text:p>1.112304572</text:p>
              </table:table-cell>
              <table:table-cell office:value-type="float" office:value="2.879396671">
                <text:p>2.8793966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09379461">
                <text:p>0.209379461</text:p>
              </table:table-cell>
              <table:table-cell office:value-type="float" office:value="0.668737064">
                <text:p>0.668737064</text:p>
              </table:table-cell>
              <table:table-cell office:value-type="float" office:value="2.815901523">
                <text:p>2.8159015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163509715">
                <text:p>1.163509715</text:p>
              </table:table-cell>
              <table:table-cell office:value-type="float" office:value="0.002269221">
                <text:p>0.002269221</text:p>
              </table:table-cell>
              <table:table-cell office:value-type="float" office:value="2.439166728">
                <text:p>2.4391667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73818335">
                <text:p>0.273818335</text:p>
              </table:table-cell>
              <table:table-cell office:value-type="float" office:value="0.10463655">
                <text:p>0.10463655</text:p>
              </table:table-cell>
              <table:table-cell office:value-type="float" office:value="2.497482395">
                <text:p>2.4974823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83566810000005">
                <text:p>0.0483566810000005</text:p>
              </table:table-cell>
              <table:table-cell office:value-type="float" office:value="1.015111476">
                <text:p>1.015111476</text:p>
              </table:table-cell>
              <table:table-cell office:value-type="float" office:value="2.560368003">
                <text:p>2.5603680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105571856">
                <text:p>-0.105571856</text:p>
              </table:table-cell>
              <table:table-cell office:value-type="float" office:value="0.84432878">
                <text:p>0.84432878</text:p>
              </table:table-cell>
              <table:table-cell office:value-type="float" office:value="2.34330234">
                <text:p>2.343302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637123414">
                <text:p>-1.637123414</text:p>
              </table:table-cell>
              <table:table-cell office:value-type="float" office:value="2.737041197">
                <text:p>2.737041197</text:p>
              </table:table-cell>
              <table:table-cell office:value-type="float" office:value="2.205954089">
                <text:p>2.2059540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97667453">
                <text:p>0.297667453</text:p>
              </table:table-cell>
              <table:table-cell office:value-type="float" office:value="1.360299524">
                <text:p>1.360299524</text:p>
              </table:table-cell>
              <table:table-cell office:value-type="float" office:value="2.090028927">
                <text:p>2.0900289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59094856">
                <text:p>1.059094856</text:p>
              </table:table-cell>
              <table:table-cell office:value-type="float" office:value="0.003482268">
                <text:p>0.003482268</text:p>
              </table:table-cell>
              <table:table-cell office:value-type="float" office:value="2.35741238">
                <text:p>2.357412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21914792">
                <text:p>1.021914792</text:p>
              </table:table-cell>
              <table:table-cell office:value-type="float" office:value="0.423170775">
                <text:p>0.423170775</text:p>
              </table:table-cell>
              <table:table-cell office:value-type="float" office:value="1.991632513">
                <text:p>1.9916325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288461488">
                <text:p>2.288461488</text:p>
              </table:table-cell>
              <table:table-cell office:value-type="float" office:value="0.18057065">
                <text:p>0.18057065</text:p>
              </table:table-cell>
              <table:table-cell office:value-type="float" office:value="1.768827958">
                <text:p>1.7688279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4885832">
                <text:p>0.254885832</text:p>
              </table:table-cell>
              <table:table-cell office:value-type="float" office:value="1.509576992">
                <text:p>1.509576992</text:p>
              </table:table-cell>
              <table:table-cell office:value-type="float" office:value="3.117851416">
                <text:p>3.1178514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411814972">
                <text:p>1.411814972</text:p>
              </table:table-cell>
              <table:table-cell office:value-type="float" office:value="0.4150142">
                <text:p>0.4150142</text:p>
              </table:table-cell>
              <table:table-cell office:value-type="float" office:value="2.204265356">
                <text:p>2.2042653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44407077">
                <text:p>1.144407077</text:p>
              </table:table-cell>
              <table:table-cell office:value-type="float" office:value="0.46767055">
                <text:p>0.46767055</text:p>
              </table:table-cell>
              <table:table-cell office:value-type="float" office:value="2.323267781">
                <text:p>2.3232677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958898441">
                <text:p>-1.958898441</text:p>
              </table:table-cell>
              <table:table-cell office:value-type="float" office:value="3.122745281">
                <text:p>3.122745281</text:p>
              </table:table-cell>
              <table:table-cell office:value-type="float" office:value="2.664908872">
                <text:p>2.6649088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095713291">
                <text:p>3.095713291</text:p>
              </table:table-cell>
              <table:table-cell office:value-type="float" office:value="0.503797237">
                <text:p>0.5037972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